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ss3t="http://www.w3.org/TR/css3-text/" xmlns:formx="urn:openoffice:names:experimental:ooxml-odf-interop:xmlns:form:1.0" xmlns:field="urn:openoffice:names:experimental:ooo-ms-interop:xmlns:field:1.0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xmlns:officeooo="http://openoffice.org/2004/office" fo:font-weight="bold" officeooo:rsid="0011b0b6" officeooo:paragraph-rsid="0011b0b6" style:font-weight-asian="bold" style:font-weight-complex="bold"/>
      <style:paragraph-properties fo:margin-top="0.1598in" fo:margin-bottom="0in" style:contextual-spacing="false"/>
    </style:style>
    <style:style style:name="P2" style:family="paragraph" style:parent-style-name="Standard">
      <style:text-properties xmlns:officeooo="http://openoffice.org/2004/office" fo:font-size="9pt" fo:font-weight="normal" officeooo:rsid="0011b0b6" officeooo:paragraph-rsid="0011b0b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xmlns:officeooo="http://openoffice.org/2004/office" fo:font-size="9pt" fo:font-style="italic" fo:font-weight="normal" officeooo:rsid="0011b0b6" officeooo:paragraph-rsid="0011b0b6" style:font-size-asian="7.84999990463257pt" style:font-style-asian="italic" style:font-weight-asian="normal" style:font-size-complex="9pt" style:font-style-complex="italic" style:font-weight-complex="normal"/>
      <style:paragraph-properties fo:margin-top="0.1in" fo:margin-bottom="0in" fo:margin-left="0.2in" style:contextual-spacing="false"/>
    </style:style>
    <style:style style:name="P4" style:family="paragraph" style:parent-style-name="Standard">
      <style:text-properties xmlns:officeooo="http://openoffice.org/2004/office" fo:font-size="9pt" fo:font-style="normal" fo:font-weight="normal" officeooo:rsid="0011b0b6" officeooo:paragraph-rsid="0011b0b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4/office" fo:font-size="12pt" fo:font-style="normal" fo:font-weight="normal" officeooo:rsid="0011b0b6" officeooo:paragraph-rsid="0011b0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598in" fo:text-align="justify" style:justify-single-word="false"/>
      <style:text-properties xmlns:officeooo="http://openoffice.org/2004/office" fo:font-size="9pt" fo:font-style="normal" fo:font-weight="bold" officeooo:rsid="0011b0b6" officeooo:paragraph-rsid="0011b0b6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ne-break/>
      <text:line-break/>
      <text:p text:style-name="P1">Anaconda</text:p>
      <text:line-break/>
      <text:line-break/>
      <text:p text:style-name="P2">XXXXXX</text:p>
      <text:line-break/>
      <text:p text:style-name="P3">XXXXXX</text:p>
      <text:line-break/>
      <text:line-break/>
      <text:p text:style-name="P6">1</text:p>
      <text:p text:style-name="P6">XXXXXX</text:p>
      <text:line-break/>
      <text:p text:style-name="P2">XXXXXX</text:p>
      <text:p text:style-name="P3"/>
      <text:line-break/>
      <text:p text:style-name="P3">XXXXXX</text:p>
      <text:line-break/>
      <text:p text:style-name="P4">XXXXXX XXXXXX XXXXXX XXXXXX</text:p>
      <text:line-break/>
      <text:line-break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28:56.704885000</meta:creation-date>
    <dc:date>2015-04-19T11:29:11.081404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3.3$MacOSX_X86_64 LibreOffice_project/882f8a0a489bc99a9e60c7905a60226254cb6ff0</meta:generator>
  </office:meta>
</office:document-meta>
</file>